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259405" officeooo:paragraph-rsid="00259405" style:font-weight-asian="bold" style:font-weight-complex="bold"/>
    </style:style>
    <style:style style:name="P2" style:family="paragraph" style:parent-style-name="Standard">
      <style:text-properties fo:language="zxx" fo:country="none" officeooo:rsid="001f4812" officeooo:paragraph-rsid="001f4812" style:language-asian="zxx" style:country-asian="none" style:language-complex="zxx" style:country-complex="none"/>
    </style:style>
    <style:style style:name="P3" style:family="paragraph" style:parent-style-name="Standard">
      <style:paragraph-properties fo:text-align="end" style:justify-single-word="false"/>
      <style:text-properties fo:language="zxx" fo:country="none" officeooo:rsid="001f4812" officeooo:paragraph-rsid="001f4812" style:language-asian="zxx" style:country-asian="none" style:language-complex="zxx" style:country-complex="none"/>
    </style:style>
    <style:style style:name="P4" style:family="paragraph" style:parent-style-name="Standard">
      <style:text-properties officeooo:paragraph-rsid="00227c65"/>
    </style:style>
    <style:style style:name="P5" style:family="paragraph" style:parent-style-name="Standard">
      <style:paragraph-properties fo:text-align="center" style:justify-single-word="false"/>
      <style:text-properties fo:font-size="14pt" fo:language="zxx" fo:country="none" fo:font-weight="bold" officeooo:rsid="001f4812" officeooo:paragraph-rsid="001f4812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6" style:family="paragraph" style:parent-style-name="Standard">
      <style:text-properties officeooo:paragraph-rsid="002b2274"/>
    </style:style>
    <style:style style:name="P7" style:family="paragraph" style:parent-style-name="Standard">
      <style:text-properties officeooo:rsid="002f5451" officeooo:paragraph-rsid="00318f77"/>
    </style:style>
    <style:style style:name="P8" style:family="paragraph" style:parent-style-name="Standard">
      <style:text-properties officeooo:rsid="00318f77" officeooo:paragraph-rsid="00318f77"/>
    </style:style>
    <style:style style:name="P9" style:family="paragraph" style:parent-style-name="Standard" style:list-style-name="L1">
      <style:text-properties fo:language="zxx" fo:country="none" fo:font-weight="normal" officeooo:rsid="00227c65" officeooo:paragraph-rsid="00227c65" style:language-asian="zxx" style:country-asian="none" style:font-weight-asian="normal" style:language-complex="zxx" style:country-complex="none" style:font-weight-complex="normal"/>
    </style:style>
    <style:style style:name="P10" style:family="paragraph" style:parent-style-name="Standard">
      <style:text-properties fo:language="zxx" fo:country="none" fo:font-weight="normal" officeooo:rsid="00227c65" officeooo:paragraph-rsid="00227c65" style:language-asian="zxx" style:country-asian="none" style:font-weight-asian="normal" style:language-complex="zxx" style:country-complex="none" style:font-weight-complex="normal"/>
    </style:style>
    <style:style style:name="P11" style:family="paragraph" style:parent-style-name="Standard" style:list-style-name="L1">
      <style:text-properties fo:language="zxx" fo:country="none" fo:font-weight="normal" officeooo:rsid="003b12e2" officeooo:paragraph-rsid="003b12e2" style:language-asian="zxx" style:country-asian="none" style:font-weight-asian="normal" style:language-complex="zxx" style:country-complex="none" style:font-weight-complex="normal"/>
    </style:style>
    <style:style style:name="P12" style:family="paragraph" style:parent-style-name="Standard">
      <style:text-properties fo:language="zxx" fo:country="none" fo:font-weight="bold" officeooo:rsid="00227c65" officeooo:paragraph-rsid="00227c65" style:language-asian="zxx" style:country-asian="none" style:font-weight-asian="bold" style:language-complex="zxx" style:country-complex="none" style:font-weight-complex="bold"/>
    </style:style>
    <style:style style:name="P13" style:family="paragraph" style:parent-style-name="Standard">
      <style:text-properties fo:language="zxx" fo:country="none" fo:font-weight="bold" officeooo:rsid="003bdf25" officeooo:paragraph-rsid="003bdf25" style:language-asian="zxx" style:country-asian="none" style:font-weight-asian="bold" style:language-complex="zxx" style:country-complex="none" style:font-weight-complex="bold"/>
    </style:style>
    <style:style style:name="P14" style:family="paragraph" style:parent-style-name="Standard">
      <style:text-properties fo:language="zxx" fo:country="none" fo:font-style="normal" fo:font-weight="normal" officeooo:rsid="00318f77" officeooo:paragraph-rsid="00318f77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15" style:family="paragraph" style:parent-style-name="Standard" style:list-style-name="L2">
      <style:text-properties fo:language="zxx" fo:country="none" fo:font-style="normal" fo:font-weight="normal" officeooo:rsid="002748a8" officeooo:paragraph-rsid="002748a8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16" style:family="paragraph" style:parent-style-name="Standard" style:list-style-name="L2">
      <style:text-properties fo:font-weight="normal" officeooo:rsid="00259405" officeooo:paragraph-rsid="00259405" style:font-weight-asian="normal" style:font-weight-complex="normal"/>
    </style:style>
    <style:style style:name="P17" style:family="paragraph" style:parent-style-name="Standard">
      <style:text-properties officeooo:rsid="0035d452" officeooo:paragraph-rsid="0035d452"/>
    </style:style>
    <style:style style:name="P18" style:family="paragraph" style:parent-style-name="Standard">
      <style:text-properties officeooo:rsid="0037f218" officeooo:paragraph-rsid="0037f218"/>
    </style:style>
    <style:style style:name="P19" style:family="paragraph" style:parent-style-name="Standard">
      <style:text-properties officeooo:rsid="003b12e2" officeooo:paragraph-rsid="003b12e2"/>
    </style:style>
    <style:style style:name="T1" style:family="text">
      <style:text-properties fo:language="zxx" fo:country="none" fo:font-weight="normal" officeooo:rsid="00227c65" style:language-asian="zxx" style:country-asian="none" style:font-weight-asian="normal" style:language-complex="zxx" style:country-complex="none" style:font-weight-complex="normal"/>
    </style:style>
    <style:style style:name="T2" style:family="text">
      <style:text-properties fo:language="zxx" fo:country="none" fo:font-weight="normal" officeooo:rsid="0024265e" style:language-asian="zxx" style:country-asian="none" style:font-weight-asian="normal" style:language-complex="zxx" style:country-complex="none" style:font-weight-complex="normal"/>
    </style:style>
    <style:style style:name="T3" style:family="text">
      <style:text-properties fo:language="zxx" fo:country="none" fo:font-weight="normal" officeooo:rsid="00244572" style:language-asian="zxx" style:country-asian="none" style:font-weight-asian="normal" style:language-complex="zxx" style:country-complex="none" style:font-weight-complex="normal"/>
    </style:style>
    <style:style style:name="T4" style:family="text">
      <style:text-properties fo:language="zxx" fo:country="none" fo:font-weight="normal" officeooo:rsid="0028d522" style:language-asian="zxx" style:country-asian="none" style:font-weight-asian="normal" style:language-complex="zxx" style:country-complex="none" style:font-weight-complex="normal"/>
    </style:style>
    <style:style style:name="T5" style:family="text">
      <style:text-properties fo:language="zxx" fo:country="none" fo:font-weight="normal" officeooo:rsid="002a1e34" style:language-asian="zxx" style:country-asian="none" style:font-weight-asian="normal" style:language-complex="zxx" style:country-complex="none" style:font-weight-complex="normal"/>
    </style:style>
    <style:style style:name="T6" style:family="text">
      <style:text-properties fo:language="zxx" fo:country="none" style:language-asian="zxx" style:country-asian="none" style:language-complex="zxx" style:country-complex="none"/>
    </style:style>
    <style:style style:name="T7" style:family="text">
      <style:text-properties fo:language="zxx" fo:country="none" officeooo:rsid="00227c65" style:language-asian="zxx" style:country-asian="none" style:language-complex="zxx" style:country-complex="none"/>
    </style:style>
    <style:style style:name="T8" style:family="text">
      <style:text-properties fo:language="zxx" fo:country="none" officeooo:rsid="00384bc8" style:language-asian="zxx" style:country-asian="none" style:language-complex="zxx" style:country-complex="none"/>
    </style:style>
    <style:style style:name="T9" style:family="text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10" style:family="text">
      <style:text-properties fo:language="zxx" fo:country="none" fo:font-style="italic" fo:font-weight="normal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11" style:family="text">
      <style:text-properties fo:language="zxx" fo:country="none" fo:font-style="italic" fo:font-weight="normal" officeooo:rsid="002a1e34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12" style:family="text">
      <style:text-properties fo:language="zxx" fo:country="none" fo:font-style="italic" fo:font-weight="normal" officeooo:rsid="002cfc4c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13" style:family="text">
      <style:text-properties fo:language="zxx" fo:country="none" fo:font-style="normal" fo:font-weight="normal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4" style:family="text">
      <style:text-properties fo:language="zxx" fo:country="none" fo:font-style="normal" fo:font-weight="normal" officeooo:rsid="002a1e34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5" style:family="text">
      <style:text-properties fo:language="zxx" fo:country="none" fo:font-style="normal" fo:font-weight="normal" officeooo:rsid="002cfc4c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6" style:family="text">
      <style:text-properties fo:language="zxx" fo:country="none" fo:font-style="normal" fo:font-weight="normal" officeooo:rsid="002fc819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7" style:family="text">
      <style:text-properties fo:language="zxx" fo:country="none" fo:font-style="normal" fo:font-weight="normal" officeooo:rsid="003019b9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8" style:family="text">
      <style:text-properties fo:language="zxx" fo:country="none" fo:font-style="normal" fo:font-weight="normal" officeooo:rsid="0032c2ba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9" style:family="text">
      <style:text-properties fo:language="zxx" fo:country="none" fo:font-style="normal" fo:font-weight="normal" officeooo:rsid="003479f9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0" style:family="text">
      <style:text-properties fo:language="zxx" fo:country="none" fo:font-style="normal" fo:font-weight="normal" officeooo:rsid="0034d1f9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1" style:family="text">
      <style:text-properties fo:language="zxx" fo:country="none" fo:font-style="normal" fo:font-weight="normal" officeooo:rsid="00369bdd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2" style:family="text">
      <style:text-properties fo:language="zxx" fo:country="none" fo:font-style="normal" fo:font-weight="normal" officeooo:rsid="0039fc03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oncin Tommaso 890558</text:p>
      <text:p text:style-name="P2"/>
      <text:p text:style-name="P5">SVILUPPO PROGETTO</text:p>
      <text:p text:style-name="P4"><text:span text:style-name="T1">Il progetto è stato diviso in vari problemi </text:span><text:span text:style-name="T2">di difficoltà minore</text:span><text:span text:style-name="T1">:</text:span></text:p>
      <text:list xml:id="list4209638946" text:style-name="L1">
        <text:list-item>
          <text:p text:style-name="P9">Definizione tipi e strutture</text:p>
        </text:list-item>
        <text:list-item>
          <text:p text:style-name="P9">Stampare a terminale i campi di gioco</text:p>
        </text:list-item>
        <text:list-item>
          <text:p text:style-name="P9">Effettuare mossa e controllarne la validità</text:p>
        </text:list-item>
        <text:list-item>
          <text:p text:style-name="P11">Aggiornare il campo di gioco</text:p>
        </text:list-item>
        <text:list-item>
          <text:p text:style-name="P9">Creazione CPU e strategia associata</text:p>
          <text:p text:style-name="P9"/>
        </text:list-item>
      </text:list>
      <text:p text:style-name="P12">DEFINIZIONE TIPI E STRUTTURE</text:p>
      <text:p text:style-name="P6"><text:span text:style-name="T1">Il primo passo è stato definire l</text:span><text:span text:style-name="T3">e strutture dati necessarie per il </text:span><text:span text:style-name="T4">g</text:span><text:span text:style-name="T3">iocatore</text:span><text:span text:style-name="T1">:<text:line-break/></text:span><text:span text:style-name="T5">Per il campo di gioco la scelta è ricaduta su un </text:span><text:span text:style-name="T11">array flattened </text:span><text:span text:style-name="T14">allocato dinamicamente per permettere all'utente di giocare con campi di dimensione non standard (maggiori di 15x10), </text:span><text:span text:style-name="T15">durante lo sviluppo si è reso necessario un secondo </text:span><text:span text:style-name="T12">array flattened </text:span><text:span text:style-name="T21">di char</text:span><text:span text:style-name="T15">, </text:span><text:span text:style-name="T18">con le stesse dimensioni </text:span><text:span text:style-name="T21">e tipo</text:span><text:span text:style-name="T18"> del campo di gioco, </text:span><text:span text:style-name="T15">per implementare la visualizzazione a colori del campo di gioco.</text:span></text:p>
      <text:p text:style-name="P7"><text:span text:style-name="T15">I </text:span><text:span text:style-name="T13">vari campi necessari per </text:span><text:span text:style-name="T16">la board</text:span><text:span text:style-name="T13"> sono infine stati incapsulati in una </text:span><text:span text:style-name="T10">struct </text:span><text:span text:style-name="T13">per </text:span><text:span text:style-name="T17">semplificare</text:span><text:span text:style-name="T13"> lo sviluppo </text:span><text:span text:style-name="T17">delle altre sezioni</text:span><text:span text:style-name="T13">.</text:span></text:p>
      <text:p text:style-name="P14"/>
      <text:p text:style-name="P17"><text:span text:style-name="T13">Per quanto riguarda i tetramini, anche in questo caso, è stata utilizzata una </text:span><text:span text:style-name="T10">struct </text:span><text:span text:style-name="T13">per incapsulare i vari membri necessari per il corretto funzionamento.</text:span></text:p>
      <text:p text:style-name="P18"><text:span text:style-name="T13">Ogni tetramino ha dimensione variabile per evitare di allocare memoria non necessaria.</text:span></text:p>
      <text:p text:style-name="P19"><text:span text:style-name="T13">La forma (di default) dei tetramini è stata salvata anche essa come </text:span><text:span text:style-name="T10">array flattened</text:span><text:span text:style-name="T13"> di </text:span><text:span text:style-name="T10">char</text:span><text:span text:style-name="T13">.</text:span></text:p>
      <text:p text:style-name="P18"><text:span text:style-name="T13">Inoltre, <text:s/>è </text:span><text:span text:style-name="T22">presente</text:span><text:span text:style-name="T13"> un carattere utilizzato per decidere quale colore associare ad ogni tetramino.</text:span></text:p>
      <text:p text:style-name="P8"><text:span text:style-name="T20">La logica </text:span><text:span text:style-name="T13">è stata salvata in un file a parte per </text:span><text:span text:style-name="T19">semplificare la fase di test delle varie funzioni.</text:span></text:p>
      <text:p text:style-name="P10"/>
      <text:p text:style-name="P10"/>
      <text:p text:style-name="P13">STAMPARE A TERMINALE I CAMPI DI GIOCO</text:p>
      <text:p text:style-name="P1"><text:span text:style-name="T7">P</text:span><text:span text:style-name="T6">OSSIBILI MIGLIORIE</text:span></text:p>
      <text:list xml:id="list4050387251" text:style-name="L2">
        <text:list-item>
          <text:p text:style-name="P16"><text:span text:style-name="T6">Nascondere </text:span><text:span text:style-name="T8">i parametri</text:span><text:span text:style-name="T6"> delle </text:span><text:span text:style-name="T9">struct</text:span></text:p>
        </text:list-item>
        <text:list-item>
          <text:p text:style-name="P15">Implementare minimax per la mossa della CPU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4T09:43:01.990268271</meta:creation-date>
    <dc:date>2022-06-16T12:32:12.561968923</dc:date>
    <meta:editing-duration>PT1H39M44S</meta:editing-duration>
    <meta:editing-cycles>28</meta:editing-cycles>
    <meta:generator>LibreOffice/7.3.3.2$Linux_X86_64 LibreOffice_project/30$Build-2</meta:generator>
    <meta:document-statistic meta:table-count="0" meta:image-count="0" meta:object-count="0" meta:page-count="1" meta:paragraph-count="21" meta:word-count="257" meta:character-count="1559" meta:non-whitespace-character-count="1329"/>
  </office:meta>
</office:document-meta>
</file>